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o stretchy="false">〈</mo>
                <mrow>
                  <mover accent="true">
                    <mi>F</mi>
                    <mo stretchy="false">̂</mo>
                  </mover>
                </mrow>
                <mo stretchy="false">〉</mo>
              </mrow>
              <mi>t</mi>
            </msub>
            <mrow>
              <mi/>
              <mo stretchy="false">=</mo>
              <mi/>
            </mrow>
            <mrow>
              <mo stretchy="false">∫</mo>
              <msup>
                <mtext>d</mtext>
                <mn>3</mn>
              </msup>
            </mrow>
            <mi>r</mi>
            <msup>
              <mo stretchy="false">ψ</mo>
              <mtext>*</mtext>
            </msup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i>F</mi>
            <mfenced open="(" close=")">
              <mrow>
                <mstyle mathvariant="bold">
                  <mrow>
                    <mi>r</mi>
                  </mrow>
                </mstyle>
                <mi>,</mi>
                <mrow>
                  <mfrac>
                    <mo stretchy="false">ℏ</mo>
                    <mtext>i</mtext>
                  </mfrac>
                </mrow>
                <msub>
                  <mo stretchy="false">∇</mo>
                  <mi>r</mi>
                </msub>
              </mrow>
            </mfenced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row>
              <mo stretchy="false">∫</mo>
              <msup>
                <mtext>d</mtext>
                <mn>3</mn>
              </msup>
            </mrow>
            <mi>p</mi>
            <msup>
              <mrow>
                <mover accent="true">
                  <mo stretchy="false">ψ</mo>
                  <mo stretchy="false">̄</mo>
                </mover>
              </mrow>
              <mtext>*</mtext>
            </msup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i>t</mi>
              </mrow>
              <mo stretchy="false">)</mo>
            </mrow>
            <mi>F</mi>
            <mfenced open="(" close=")">
              <mrow>
                <mrow>
                  <mo stretchy="false">−</mo>
                  <mrow>
                    <mfrac>
                      <mo stretchy="false">ℏ</mo>
                      <mtext>i</mtext>
                    </mfrac>
                  </mrow>
                </mrow>
                <msub>
                  <mo stretchy="false">∇</mo>
                  <mi>p</mi>
                </msub>
                <mi>,</mi>
                <mstyle mathvariant="bold">
                  <mrow>
                    <mi>p</mi>
                  </mrow>
                </mstyle>
              </mrow>
            </mfenced>
            <mover accent="true">
              <mo stretchy="false">ψ</mo>
              <mo stretchy="false">̄</mo>
            </mover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i>t</mi>
              </mrow>
              <mo stretchy="false">)</mo>
            </mrow>
          </mrow>
        </mtd>
      </mtr>
    </mtable>
    <annotation encoding="StarMath 5.0">langle hat F rangle _t `=` int "d" ^3 r %ipsi ^"*" (bold r , t) F left ( bold r , { alignc hbar over "i" } nabla _r right ) %ipsi (bold r , t) `=` newline
`=` int "d" ^3 p {bar %ipsi} ^"*" (bold p , t) F left ( - { alignc hbar over "i" } nabla _p , bold p right ) bar %ipsi (bold p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2:53:34.463000000</meta:creation-date>
    <meta:generator>LibreOffice/4.1.4.2$Windows_x86 LibreOffice_project/0a0440ccc0227ad9829de5f46be37cfb6edcf72</meta:generator>
  </office:meta>
</office:document-meta>
</file>